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, 'Segoe UI Web (West European)', 'Segoe UI', apple-system, BlinkMacSystemFont, Roboto, 'Helvetica Neue', sans-serif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80c77" officeooo:paragraph-rsid="00180c77"/>
    </style:style>
    <style:style style:name="P2" style:family="paragraph" style:parent-style-name="Standard">
      <style:paragraph-properties fo:text-align="center" style:justify-single-word="false"/>
      <style:text-properties fo:font-size="15pt" officeooo:rsid="00180c77" officeooo:paragraph-rsid="00180c77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Text_20_body" style:list-style-name="L1">
      <style:paragraph-properties fo:text-align="justify" style:justify-single-word="false"/>
    </style:style>
    <style:style style:name="P6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T1" style:family="text">
      <style:text-properties officeooo:rsid="00180c7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etod<text:span text:style-name="T1">ologia</text:span> de desenvolvimento de <text:span text:style-name="T1">S</text:span>oft<text:span text:style-name="T1">ware</text:span> (SR)</text:p>
      <text:p text:style-name="P2">Samanta Bordallo</text:p>
      <text:p text:style-name="P2"/>
      <text:p text:style-name="P2"/>
      <text:p text:style-name="P1">Quais os Sistemas de Controlo de Versões que existem? Faz um levantamento dos mais importantes e indica as suas principais especificações. </text:p>
      <text:p text:style-name="P1"/>
      <text:list xml:id="list992503572" text:style-name="L1">
        <text:list-item>
          <text:p text:style-name="P5"><text:span text:style-name="Strong_20_Emphasis">Git</text:span>:</text:p>
          <text:list>
            <text:list-item>
              <text:p text:style-name="P6"><text:span text:style-name="Strong_20_Emphasis">Descrição</text:span>: Git é um dos sistemas de controle de versões mais populares e amplamente utilizados.</text:p>
            </text:list-item>
            <text:list-item>
              <text:p text:style-name="P6"><text:span text:style-name="Strong_20_Emphasis">Especificações Principais</text:span>:</text:p>
              <text:list>
                <text:list-item>
                  <text:p text:style-name="P6">Distribuído: Cada cópia de um repositório Git é um repositório completo com histórico de revisão.</text:p>
                </text:list-item>
                <text:list-item>
                  <text:p text:style-name="P6">Velocidade: Git é notoriamente rápido e eficiente em termos de uso de recursos.</text:p>
                </text:list-item>
                <text:list-item>
                  <text:p text:style-name="P6">Ramificação e Mesclagem (Branching and Merging): Suporta ramificação e mesclagem facilmente.</text:p>
                </text:list-item>
                <text:list-item>
                  <text:p text:style-name="P6">Open Source: Git é de código aberto e amplamente suportado pela comunidade.</text:p>
                </text:list-item>
                <text:list-item>
                  <text:p text:style-name="P6">Plataformas: Disponível para Windows, macOS, Linux e várias outras plataformas.</text:p>
                </text:list-item>
                <text:list-item>
                  <text:p text:style-name="P6">GitHub: Plataforma de hospedagem de código baseada em Git amplamente usada.</text:p>
                </text:list-item>
              </text:list>
            </text:list-item>
          </text:list>
        </text:list-item>
        <text:list-item>
          <text:p text:style-name="P5"><text:span text:style-name="Strong_20_Emphasis">Subversion (SVN)</text:span>:</text:p>
          <text:list>
            <text:list-item>
              <text:p text:style-name="P6"><text:span text:style-name="Strong_20_Emphasis">Descrição</text:span>: Subversion é um VCS centralizado que rastreia mudanças em arquivos e diretórios.</text:p>
            </text:list-item>
            <text:list-item>
              <text:p text:style-name="P6"><text:span text:style-name="Strong_20_Emphasis">Especificações Principais</text:span>:</text:p>
              <text:list>
                <text:list-item>
                  <text:p text:style-name="P6">Centralizado: O repositório central armazena todas as versões e históricos.</text:p>
                </text:list-item>
                <text:list-item>
                  <text:p text:style-name="P6">Controle de Acesso: Oferece controle de acesso granular a arquivos e pastas.</text:p>
                </text:list-item>
                <text:list-item>
                  <text:p text:style-name="P6">Versionamento Binário: Lida bem com arquivos binários, além de texto.</text:p>
                </text:list-item>
                <text:list-item>
                  <text:p text:style-name="P6">Boa Integração com IDEs: Integra-se facilmente com várias IDEs.</text:p>
                </text:list-item>
              </text:list>
            </text:list-item>
          </text:list>
        </text:list-item>
        <text:list-item>
          <text:p text:style-name="P5"><text:span text:style-name="Strong_20_Emphasis">Mercurial</text:span>:</text:p>
          <text:list>
            <text:list-item>
              <text:p text:style-name="P6"><text:span text:style-name="Strong_20_Emphasis">Descrição</text:span>: Mercurial é um sistema de controle de versões distribuído e fácil de usar.</text:p>
            </text:list-item>
            <text:list-item>
              <text:p text:style-name="P6"><text:span text:style-name="Strong_20_Emphasis">Especificações Principais</text:span>:</text:p>
              <text:list>
                <text:list-item>
                  <text:p text:style-name="P6">Distribuído: Cada clone de repositório é um repositório completo.</text:p>
                </text:list-item>
                <text:list-item>
                  <text:p text:style-name="P6">Simplicidade: É conhecido por sua simplicidade e facilidade de uso.</text:p>
                </text:list-item>
                <text:list-item>
                  <text:p text:style-name="P6">Desempenho: Oferece um bom desempenho em operações cotidianas.</text:p>
                </text:list-item>
                <text:list-item>
                  <text:p text:style-name="P6">Extensibilidade: Pode ser estendido com plugins para funcionalidades personalizadas.</text:p>
                </text:list-item>
              </text:list>
            </text:list-item>
          </text:list>
        </text:list-item>
        <text:list-item>
          <text:p text:style-name="P5"><text:span text:style-name="Strong_20_Emphasis">Perforce (Helix Core)</text:span>:</text:p>
          <text:list>
            <text:list-item>
              <text:p text:style-name="P6"><text:span text:style-name="Strong_20_Emphasis">Descrição</text:span>: Perforce, também conhecido como Helix Core, é um VCS centralizado amplamente usado em ambientes empresariais.</text:p>
            </text:list-item>
            <text:list-item>
              <text:p text:style-name="P6"><text:span text:style-name="Strong_20_Emphasis">Especificações Principais</text:span>:</text:p>
              <text:list>
                <text:list-item>
                  <text:p text:style-name="P6">Centralizado: Usa um repositório central para controle de versões.</text:p>
                </text:list-item>
                <text:list-item>
                  <text:p text:style-name="P6"><text:soft-page-break/>Escalabilidade: Projetado para lidar com grandes volumes de dados.</text:p>
                </text:list-item>
                <text:list-item>
                  <text:p text:style-name="P6">Fluxo de Trabalho Avançado: Suporta fluxos de trabalho complexos com permissões granulares.</text:p>
                </text:list-item>
                <text:list-item>
                  <text:p text:style-name="P6">Suporte para Arquivos Binários: Bem adequado para gerenciar ativos binários, como arte gráfica.</text:p>
                </text:list-item>
              </text:list>
            </text:list-item>
          </text:list>
        </text:list-item>
        <text:list-item>
          <text:p text:style-name="P5"><text:span text:style-name="Strong_20_Emphasis">Team Foundation Version Control (TFVC)</text:span>:</text:p>
          <text:list>
            <text:list-item>
              <text:p text:style-name="P6"><text:span text:style-name="Strong_20_Emphasis">Descrição</text:span>: O TFVC é um VCS centralizado desenvolvido pela Microsoft, integrado ao ecossistema Visual Studio Team Services (agora Azure DevOps).</text:p>
            </text:list-item>
            <text:list-item>
              <text:p text:style-name="P6"><text:span text:style-name="Strong_20_Emphasis">Especificações Principais</text:span>:</text:p>
              <text:list>
                <text:list-item>
                  <text:p text:style-name="P6">Integração com Visual Studio: Totalmente integrado ao ambiente de desenvolvimento da Microsoft.</text:p>
                </text:list-item>
                <text:list-item>
                  <text:p text:style-name="P6">Controle de Versões e Gerenciamento de Projeto: Fornece controle de versões e recursos de gerenciamento de projetos.</text:p>
                </text:list-item>
                <text:list-item>
                  <text:p text:style-name="P5">Fluxos de Trabalho Customizáveis: Suporta fluxos de trabalho personalizados.</text:p>
                </text:list-item>
              </text:list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, 'Segoe UI Web (West European)', 'Segoe UI', apple-system, BlinkMacSystemFont, Roboto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2T14:46:31.661000000</meta:creation-date>
    <dc:date>2023-10-12T15:12:10.600000000</dc:date>
    <meta:editing-duration>PT15M28S</meta:editing-duration>
    <meta:editing-cycles>1</meta:editing-cycles>
    <meta:document-statistic meta:table-count="0" meta:image-count="0" meta:object-count="0" meta:page-count="2" meta:paragraph-count="39" meta:word-count="395" meta:character-count="2662" meta:non-whitespace-character-count="2341"/>
    <meta:generator>LibreOffice/7.3.4.2$Windows_X86_64 LibreOffice_project/728fec16bd5f605073805c3c9e7c4212a0120dc5</meta:generator>
  </office:meta>
</office:document-meta>
</file>